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  <style:text-properties fo:font-style="normal" style:font-style-asian="normal" style:font-style-complex="normal"/>
    </style:style>
    <style:style style:name="P5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Krótka rozprawa o przemijaniu</text:h>
      <text:p text:style-name="P3"><text:tab/>Pewnego dnia jakiś znajomy zatrzymał mnie i powiedział ze złością w głosie:</text:p>
      <text:list xml:id="list534400824" text:style-name="L1">
        <text:list-item>
          <text:p text:style-name="P4">Coś się tak długo nie odzywał</text:p>
        </text:list-item>
        <text:list-item>
          <text:p text:style-name="P4">A bo w komisji siedziałem, rozumiesz, kasy potrzebuję to się łapę wszystkich opcji.</text:p>
        </text:list-item>
        <text:list-item>
          <text:p text:style-name="P4">Co to za komisja</text:p>
        </text:list-item>
        <text:list-item>
          <text:p text:style-name="P4">A czy to ważne? Ważne że jest kasa, no ale skoro pytasz...</text:p>
        </text:list-item>
      </text:list>
      <text:p text:style-name="P1">Jakiś samolot się rozleciał ale wszystko po kolei. Oni śpiewali hymn, a ja pomyślałem, rozleniwionym ruchem prawego ramienia obejmując Svietłanę pochodzącą z Białorusi, żonę Igora.</text:p>
      <text:p text:style-name="P1">„Już hymn, nie do wiary, jak szybko przemijają chwilę szczęścia. Chciałoby się by trwały wiecznie a one przemijają niczym sen ulotny.”</text:p>
      <text:p text:style-name="P1">Svietłana drapieżnie i zachłannie przerwała moją zadumę, nad wczorajszymi pierogami, które zachłannie pożarłem na podwieczorek a ich zaległości przypominają mi o sobie do chwili obecnej.</text:p>
      <text:p text:style-name="P1">W tej samej chwili tuż nad dachem naszego apartamentowca w centrum puszczy Kampinowskiej rozległ się przeraźliwy rumor. Zerwawszy się z posłania, podbiegłem do okna i moim oczom ukazał się batalion gremlinów, które szykowały się do zestrzelenia samolotu. Jednak z grozą spostrzegłem, że ich jedyny oręż to drzewo. I to nie byle jakie, gdyż była to brzoza.</text:p>
      <text:p text:style-name="P1">Dalej nic nie kojarzę, dlatego razem z premierem postanowiliśmy założyć komisję ds. gremlińskiej mniejszości narodowej i ich społecznego ucisku przez jednorożce.</text:p>
      <text:p text:style-name="P1"/>
      <text:p text:style-name="P2">Bartosz Kowalczyk, Tomasz Woźnicki, Barłomiej Włodarski, Denis Zię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2-04-03T09:54:47</meta:creation-date>
    <dc:date>2013-12-07T15:35:09</dc:date>
    <dc:creator>Damur </dc:creator>
    <meta:editing-duration>PT11M59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1" meta:paragraph-count="12" meta:word-count="211" meta:character-count="1379" meta:non-whitespace-character-count="1183"/>
  </office:meta>
</office:document-meta>
</file>